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4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4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ath draw:name="end-event-none 1" draw:style-name="gr1" draw:text-style-name="P2" xml:id="id1" draw:id="id1" draw:layer="Capa4" svg:width="0.749cm" svg:height="0.75cm" svg:x="4.75cm" svg:y="0.85cm" svg:viewBox="0 0 750 751" svg:d="M750 375c0-207-168-375-374-375-207 0-376 168-376 375s169 376 376 376c206 0 374-169 374-376z">
          <svg:title>end-event-none</svg:title>
          <text:p text:style-name="P1"><text:span text:style-name="T1">a</text:span></text:p>
        </draw:path>
        <draw:path draw:name="end-event-none 2" draw:style-name="gr2" draw:text-style-name="P4" xml:id="id2" draw:id="id2" draw:layer="Capa4" svg:width="0.749cm" svg:height="0.75cm" svg:x="9.5cm" svg:y="1.999cm" svg:viewBox="0 0 750 751" svg:d="M750 375c0-207-168-375-374-375-207 0-376 168-376 375s169 376 376 376c206 0 374-169 374-376z">
          <svg:title>end-event-none</svg:title>
          <text:p text:style-name="P3">b</text:p>
        </draw:path>
        <draw:path draw:name="end-event-none 3" draw:style-name="gr3" draw:text-style-name="P4" xml:id="id5" draw:id="id5" draw:layer="Capa4" svg:width="0.749cm" svg:height="0.75cm" svg:x="11cm" svg:y="3.499cm" svg:viewBox="0 0 750 751" svg:d="M750 375c0-207-168-375-374-375-207 0-376 168-376 375s169 376 376 376c206 0 374-169 374-376z">
          <svg:title>end-event-none</svg:title>
          <text:p text:style-name="P3">c</text:p>
        </draw:path>
        <draw:path draw:name="end-event-none 4" draw:style-name="gr4" draw:text-style-name="P4" xml:id="id4" draw:id="id4" draw:layer="Capa4" svg:width="0.749cm" svg:height="0.75cm" svg:x="10cm" svg:y="4.999cm" svg:viewBox="0 0 750 751" svg:d="M750 375c0-207-168-375-374-375-207 0-376 168-376 375s169 376 376 376c206 0 374-169 374-376z">
          <svg:title>end-event-none</svg:title>
          <text:p text:style-name="P3">d</text:p>
        </draw:path>
        <draw:path draw:name="end-event-none 5" draw:style-name="gr5" draw:text-style-name="P4" xml:id="id3" draw:id="id3" draw:layer="Capa4" svg:width="0.749cm" svg:height="0.75cm" svg:x="6.75cm" svg:y="5.249cm" svg:viewBox="0 0 750 751" svg:d="M750 375c0-207-168-375-374-375-207 0-376 168-376 375s169 376 376 376c206 0 374-169 374-376z">
          <svg:title>end-event-none</svg:title>
          <text:p text:style-name="P3">e</text:p>
        </draw:path>
        <draw:path draw:name="end-event-none 6" draw:style-name="gr6" draw:text-style-name="P6" xml:id="id7" draw:id="id7" draw:layer="Capa4" svg:width="0.749cm" svg:height="0.75cm" svg:x="11.5cm" svg:y="8.249cm" svg:viewBox="0 0 750 751" svg:d="M750 375c0-207-168-375-374-375-207 0-376 168-376 375s169 376 376 376c206 0 374-169 374-376z">
          <svg:title>end-event-none</svg:title>
          <text:p text:style-name="P5">am</text:p>
        </draw:path>
        <draw:path draw:name="end-event-none 7" draw:style-name="gr7" draw:text-style-name="P4" xml:id="id6" draw:id="id6" draw:layer="Capa4" svg:width="0.749cm" svg:height="0.75cm" svg:x="7.75cm" svg:y="8.749cm" svg:viewBox="0 0 750 751" svg:d="M750 375c0-207-168-375-374-375-207 0-376 168-376 375s169 376 376 376c206 0 374-169 374-376z">
          <svg:title>end-event-none</svg:title>
          <text:p text:style-name="P3">r</text:p>
        </draw:path>
        <draw:path draw:name="end-event-none 8" draw:style-name="gr8" draw:text-style-name="P4" xml:id="id9" draw:id="id9" draw:layer="Capa4" svg:width="0.749cm" svg:height="0.75cm" svg:x="8.75cm" svg:y="10.249cm" svg:viewBox="0 0 750 751" svg:d="M750 375c0-207-168-375-374-375-207 0-376 168-376 375s169 376 376 376c206 0 374-169 374-376z">
          <svg:title>end-event-none</svg:title>
          <text:p text:style-name="P3">t</text:p>
        </draw:path>
        <draw:path draw:name="end-event-none 9" draw:style-name="gr9" draw:text-style-name="P6" xml:id="id8" draw:id="id8" draw:layer="Capa4" svg:width="0.749cm" svg:height="0.75cm" svg:x="7.25cm" svg:y="10.749cm" svg:viewBox="0 0 750 751" svg:d="M750 375c0-207-168-375-374-375-207 0-376 168-376 375s169 376 376 376c206 0 374-169 374-376z">
          <svg:title>end-event-none</svg:title>
          <text:p text:style-name="P5">an</text:p>
        </draw:path>
        <draw:path draw:name="end-event-none 10" draw:style-name="gr10" draw:text-style-name="P4" xml:id="id11" draw:id="id11" draw:layer="Capa4" svg:width="0.749cm" svg:height="0.75cm" svg:x="7.75cm" svg:y="12cm" svg:viewBox="0 0 750 751" svg:d="M750 375c0-207-168-375-374-375-207 0-376 168-376 375s169 376 376 376c206 0 374-169 374-376z">
          <svg:title>end-event-none</svg:title>
          <text:p text:style-name="P3">f</text:p>
        </draw:path>
        <draw:path draw:name="end-event-none 11" draw:style-name="gr11" draw:text-style-name="P4" xml:id="id10" draw:id="id10" draw:layer="Capa4" svg:width="0.749cm" svg:height="0.75cm" svg:x="6cm" svg:y="11.249cm" svg:viewBox="0 0 750 751" svg:d="M750 375c0-207-168-375-374-375-207 0-376 168-376 375s169 376 376 376c206 0 374-169 374-376z">
          <svg:title>end-event-none</svg:title>
          <text:p text:style-name="P3">s</text:p>
        </draw:path>
        <draw:path draw:name="end-event-none 12" draw:style-name="gr12" draw:text-style-name="P4" xml:id="id14" draw:id="id14" draw:layer="Capa4" svg:width="0.749cm" svg:height="0.75cm" svg:x="10.75cm" svg:y="12.25cm" svg:viewBox="0 0 750 751" svg:d="M750 375c0-207-168-375-374-375-207 0-376 168-376 375s169 376 376 376c206 0 374-169 374-376z">
          <svg:title>end-event-none</svg:title>
          <text:p text:style-name="P3">x</text:p>
        </draw:path>
        <draw:path draw:name="end-event-none 13" draw:style-name="gr13" draw:text-style-name="P4" xml:id="id15" draw:id="id15" draw:layer="Capa4" svg:width="0.749cm" svg:height="0.75cm" svg:x="12.25cm" svg:y="12.5cm" svg:viewBox="0 0 750 751" svg:d="M750 375c0-207-168-375-374-375-207 0-376 168-376 375s169 376 376 376c206 0 374-169 374-376z">
          <svg:title>end-event-none</svg:title>
          <text:p text:style-name="P3">w</text:p>
        </draw:path>
        <draw:path draw:name="end-event-none 14" draw:style-name="gr14" draw:text-style-name="P4" xml:id="id16" draw:id="id16" draw:layer="Capa4" svg:width="0.749cm" svg:height="0.75cm" svg:x="14.5cm" svg:y="12cm" svg:viewBox="0 0 750 751" svg:d="M750 375c0-207-168-375-374-375-207 0-376 168-376 375s169 376 376 376c206 0 374-169 374-376z">
          <svg:title>end-event-none</svg:title>
          <text:p text:style-name="P3">q</text:p>
        </draw:path>
        <draw:path draw:name="end-event-none 15" draw:style-name="gr15" draw:text-style-name="P6" xml:id="id13" draw:id="id13" draw:layer="Capa4" svg:width="0.749cm" svg:height="0.75cm" svg:x="9.75cm" svg:y="13.999cm" svg:viewBox="0 0 750 751" svg:d="M750 375c0-207-168-375-374-375-207 0-376 168-376 375s169 376 376 376c206 0 374-169 374-376z">
          <svg:title>end-event-none</svg:title>
          <text:p text:style-name="P5">al</text:p>
        </draw:path>
        <draw:path draw:name="end-event-none 16" draw:style-name="gr16" draw:text-style-name="P4" xml:id="id12" draw:id="id12" draw:layer="Capa4" svg:width="0.749cm" svg:height="0.75cm" svg:x="7.5cm" svg:y="14.749cm" svg:viewBox="0 0 750 751" svg:d="M750 375c0-207-168-375-374-375-207 0-376 168-376 375s169 376 376 376c206 0 374-169 374-376z">
          <svg:title>end-event-none</svg:title>
          <text:p text:style-name="P3">v</text:p>
        </draw:path>
        <draw:path draw:name="end-event-none 17" draw:style-name="gr17" draw:text-style-name="P4" xml:id="id17" draw:id="id17" draw:layer="Capa4" svg:width="0.749cm" svg:height="0.75cm" svg:x="4.25cm" svg:y="17cm" svg:viewBox="0 0 750 751" svg:d="M750 375c0-207-168-375-374-375-207 0-376 168-376 375s169 376 376 376c206 0 374-169 374-376z">
          <svg:title>end-event-none</svg:title>
          <text:p text:style-name="P3">u</text:p>
        </draw:path>
        <draw:path draw:name="end-event-none 18" draw:style-name="gr18" draw:text-style-name="P4" xml:id="id19" draw:id="id19" draw:layer="Capa4" svg:width="0.749cm" svg:height="0.75cm" svg:x="7.25cm" svg:y="17.499cm" svg:viewBox="0 0 750 751" svg:d="M750 375c0-207-168-375-374-375-207 0-376 168-376 375s169 376 376 376c206 0 374-169 374-376z">
          <svg:title>end-event-none</svg:title>
          <text:p text:style-name="P3">p</text:p>
        </draw:path>
        <draw:path draw:name="end-event-none 19" draw:style-name="gr19" draw:text-style-name="P4" xml:id="id20" draw:id="id20" draw:layer="Capa4" svg:width="0.749cm" svg:height="0.75cm" svg:x="9cm" svg:y="16.999cm" svg:viewBox="0 0 750 751" svg:d="M750 375c0-207-168-375-374-375-207 0-376 168-376 375s169 376 376 376c206 0 374-169 374-376z">
          <svg:title>end-event-none</svg:title>
          <text:p text:style-name="P3">y</text:p>
        </draw:path>
        <draw:path draw:name="end-event-none 20" draw:style-name="gr20" draw:text-style-name="P4" xml:id="id21" draw:id="id21" draw:layer="Capa4" svg:width="0.749cm" svg:height="0.75cm" svg:x="9.5cm" svg:y="15.5cm" svg:viewBox="0 0 750 751" svg:d="M750 375c0-207-168-375-374-375-207 0-376 168-376 375s169 376 376 376c206 0 374-169 374-376z">
          <svg:title>end-event-none</svg:title>
          <text:p text:style-name="P3">g</text:p>
        </draw:path>
        <draw:path draw:name="end-event-none 21" draw:style-name="gr21" draw:text-style-name="P6" xml:id="id24" draw:id="id24" draw:layer="Capa4" svg:width="0.749cm" svg:height="0.75cm" svg:x="8.5cm" svg:y="19.25cm" svg:viewBox="0 0 750 751" svg:d="M750 375c0-207-168-375-374-375-207 0-376 168-376 375s169 376 376 376c206 0 374-169 374-376z">
          <svg:title>end-event-none</svg:title>
          <text:p text:style-name="P5">ab</text:p>
        </draw:path>
        <draw:path draw:name="end-event-none 22" draw:style-name="gr22" draw:text-style-name="P2" xml:id="id22" draw:id="id22" draw:layer="Capa4" svg:width="0.749cm" svg:height="0.75cm" svg:x="11cm" svg:y="16.499cm" svg:viewBox="0 0 750 751" svg:d="M750 375c0-207-168-375-374-375-207 0-376 168-376 375s169 376 376 376c206 0 374-169 374-376z">
          <svg:title>end-event-none</svg:title>
          <text:p text:style-name="P7"><text:span text:style-name="T1">h</text:span></text:p>
        </draw:path>
        <draw:path draw:name="end-event-none 23" draw:style-name="gr23" draw:text-style-name="P8" xml:id="id18" draw:id="id18" draw:layer="Capa4" svg:width="0.749cm" svg:height="0.75cm" svg:x="12.25cm" svg:y="14.749cm" svg:viewBox="0 0 750 751" svg:d="M750 375c0-207-168-375-374-375-207 0-376 168-376 375s169 376 376 376c206 0 374-169 374-376z">
          <svg:title>end-event-none</svg:title>
          <text:p text:style-name="P1">j</text:p>
        </draw:path>
        <draw:path draw:name="end-event-none 24" draw:style-name="gr24" draw:text-style-name="P8" xml:id="id23" draw:id="id23" draw:layer="Capa4" svg:width="0.749cm" svg:height="0.75cm" svg:x="12.75cm" svg:y="16.5cm" svg:viewBox="0 0 750 751" svg:d="M750 375c0-207-168-375-374-375-207 0-376 168-376 375s169 376 376 376c206 0 374-169 374-376z">
          <svg:title>end-event-none</svg:title>
          <text:p text:style-name="P1">i</text:p>
        </draw:path>
        <draw:path draw:name="end-event-none 25" draw:style-name="gr25" draw:text-style-name="P6" xml:id="id43" draw:id="id43" draw:layer="Capa4" svg:width="0.749cm" svg:height="0.75cm" svg:x="15.5cm" svg:y="16cm" svg:viewBox="0 0 750 751" svg:d="M750 375c0-207-168-375-374-375-207 0-376 168-376 375s169 376 376 376c206 0 374-169 374-376z">
          <svg:title>end-event-none</svg:title>
          <text:p text:style-name="P5">af</text:p>
        </draw:path>
        <draw:path draw:name="end-event-none 26" draw:style-name="gr26" draw:text-style-name="P4" xml:id="id42" draw:id="id42" draw:layer="Capa4" svg:width="0.749cm" svg:height="0.75cm" svg:x="18.25cm" svg:y="14.25cm" svg:viewBox="0 0 750 751" svg:d="M750 375c0-207-168-375-374-375-207 0-376 168-376 375s169 376 376 376c206 0 374-169 374-376z">
          <svg:title>end-event-none</svg:title>
          <text:p text:style-name="P3">n</text:p>
        </draw:path>
        <draw:path draw:name="end-event-none 27" draw:style-name="gr27" draw:text-style-name="P6" xml:id="id41" draw:id="id41" draw:layer="Capa4" svg:width="0.749cm" svg:height="0.75cm" svg:x="18.75cm" svg:y="16.75cm" svg:viewBox="0 0 750 751" svg:d="M750 375c0-207-168-375-374-375-207 0-376 168-376 375s169 376 376 376c206 0 374-169 374-376z">
          <svg:title>end-event-none</svg:title>
          <text:p text:style-name="P5">ae</text:p>
        </draw:path>
        <draw:path draw:name="end-event-none 28" draw:style-name="gr28" draw:text-style-name="P4" xml:id="id40" draw:id="id40" draw:layer="Capa4" svg:width="0.749cm" svg:height="0.75cm" svg:x="17cm" svg:y="18.999cm" svg:viewBox="0 0 750 751" svg:d="M750 375c0-207-168-375-374-375-207 0-376 168-376 375s169 376 376 376c206 0 374-169 374-376z">
          <svg:title>end-event-none</svg:title>
          <text:p text:style-name="P3">m</text:p>
        </draw:path>
        <draw:path draw:name="end-event-none 29" draw:style-name="gr29" draw:text-style-name="P6" xml:id="id33" draw:id="id33" draw:layer="Capa4" svg:width="0.749cm" svg:height="0.75cm" svg:x="14.25cm" svg:y="17.499cm" svg:viewBox="0 0 750 751" svg:d="M750 375c0-207-168-375-374-375-207 0-376 168-376 375s169 376 376 376c206 0 374-169 374-376z">
          <svg:title>end-event-none</svg:title>
          <text:p text:style-name="P5">ad</text:p>
        </draw:path>
        <draw:path draw:name="end-event-none 30" draw:style-name="gr30" draw:text-style-name="P6" xml:id="id34" draw:id="id34" draw:layer="Capa4" svg:width="0.749cm" svg:height="0.75cm" svg:x="15cm" svg:y="18.75cm" svg:viewBox="0 0 750 751" svg:d="M750 375c0-207-168-375-374-375-207 0-376 168-376 375s169 376 376 376c206 0 374-169 374-376z">
          <svg:title>end-event-none</svg:title>
          <text:p text:style-name="P5">ai</text:p>
        </draw:path>
        <draw:path draw:name="end-event-none 31" draw:style-name="gr31" draw:text-style-name="P4" xml:id="id39" draw:id="id39" draw:layer="Capa4" svg:width="0.749cm" svg:height="0.75cm" svg:x="15.25cm" svg:y="20.499cm" svg:viewBox="0 0 750 751" svg:d="M750 375c0-207-168-375-374-375-207 0-376 168-376 375s169 376 376 376c206 0 374-169 374-376z">
          <svg:title>end-event-none</svg:title>
          <text:p text:style-name="P3">ak</text:p>
        </draw:path>
        <draw:path draw:name="end-event-none 32" draw:style-name="gr32" draw:text-style-name="P6" xml:id="id32" draw:id="id32" draw:layer="Capa4" svg:width="0.749cm" svg:height="0.75cm" svg:x="13cm" svg:y="18.999cm" svg:viewBox="0 0 750 751" svg:d="M750 375c0-207-168-375-374-375-207 0-376 168-376 375s169 376 376 376c206 0 374-169 374-376z">
          <svg:title>end-event-none</svg:title>
          <text:p text:style-name="P5">ac</text:p>
        </draw:path>
        <draw:path draw:name="end-event-none 33" draw:style-name="gr33" draw:text-style-name="P6" xml:id="id31" draw:id="id31" draw:layer="Capa4" svg:width="0.749cm" svg:height="0.75cm" svg:x="11.5cm" svg:y="19cm" svg:viewBox="0 0 750 751" svg:d="M750 375c0-207-168-375-374-375-207 0-376 168-376 375s169 376 376 376c206 0 374-169 374-376z">
          <svg:title>end-event-none</svg:title>
          <text:p text:style-name="P5">aj</text:p>
        </draw:path>
        <draw:path draw:name="end-event-none 34" draw:style-name="gr34" draw:text-style-name="P4" xml:id="id30" draw:id="id30" draw:layer="Capa4" svg:width="0.749cm" svg:height="0.75cm" svg:x="12.25cm" svg:y="20.75cm" svg:viewBox="0 0 750 751" svg:d="M750 375c0-207-168-375-374-375-207 0-376 168-376 375s169 376 376 376c206 0 374-169 374-376z">
          <svg:title>end-event-none</svg:title>
          <text:p text:style-name="P3">z</text:p>
        </draw:path>
        <draw:path draw:name="end-event-none 35" draw:style-name="gr35" draw:text-style-name="P6" xml:id="id35" draw:id="id35" draw:layer="Capa4" svg:width="0.749cm" svg:height="0.75cm" svg:x="14.25cm" svg:y="21.5cm" svg:viewBox="0 0 750 751" svg:d="M750 375c0-207-168-375-374-375-207 0-376 168-376 375s169 376 376 376c206 0 374-169 374-376z">
          <svg:title>end-event-none</svg:title>
          <text:p text:style-name="P5">ah</text:p>
        </draw:path>
        <draw:path draw:name="end-event-none 36" draw:style-name="gr36" draw:text-style-name="P6" xml:id="id38" draw:id="id38" draw:layer="Capa4" svg:width="0.749cm" svg:height="0.75cm" svg:x="17.75cm" svg:y="21.5cm" svg:viewBox="0 0 750 751" svg:d="M750 375c0-207-168-375-374-375-207 0-376 168-376 375s169 376 376 376c206 0 374-169 374-376z">
          <svg:title>end-event-none</svg:title>
          <text:p text:style-name="P5">ag</text:p>
        </draw:path>
        <draw:path draw:name="end-event-none 37" draw:style-name="gr37" draw:text-style-name="P6" xml:id="id37" draw:id="id37" draw:layer="Capa4" svg:width="0.749cm" svg:height="0.75cm" svg:x="16.25cm" svg:y="23cm" svg:viewBox="0 0 750 751" svg:d="M750 375c0-207-168-375-374-375-207 0-376 168-376 375s169 376 376 376c206 0 374-169 374-376z">
          <svg:title>end-event-none</svg:title>
          <text:p text:style-name="P5">aj</text:p>
        </draw:path>
        <draw:path draw:name="end-event-none 38" draw:style-name="gr38" draw:text-style-name="P6" xml:id="id36" draw:id="id36" draw:layer="Capa4" svg:width="0.749cm" svg:height="0.75cm" svg:x="14cm" svg:y="23cm" svg:viewBox="0 0 750 751" svg:d="M750 375c0-207-168-375-374-375-207 0-376 168-376 375s169 376 376 376c206 0 374-169 374-376z">
          <svg:title>end-event-none</svg:title>
          <text:p text:style-name="P5">ai</text:p>
        </draw:path>
        <draw:path draw:name="end-event-none 39" draw:style-name="gr39" draw:text-style-name="P6" xml:id="id29" draw:id="id29" draw:layer="Capa4" svg:width="0.749cm" svg:height="0.75cm" svg:x="11.75cm" svg:y="22.749cm" svg:viewBox="0 0 750 751" svg:d="M750 375c0-207-168-375-374-375-207 0-376 168-376 375s169 376 376 376c206 0 374-169 374-376z">
          <svg:title>end-event-none</svg:title>
          <text:p text:style-name="P5">l</text:p>
        </draw:path>
        <draw:path draw:name="end-event-none 40" draw:style-name="gr40" draw:text-style-name="P4" xml:id="id26" draw:id="id26" draw:layer="Capa4" svg:width="0.749cm" svg:height="0.75cm" svg:x="9.5cm" svg:y="21.25cm" svg:viewBox="0 0 750 751" svg:d="M750 375c0-207-168-375-374-375-207 0-376 168-376 375s169 376 376 376c206 0 374-169 374-376z">
          <svg:title>end-event-none</svg:title>
          <text:p text:style-name="P3">k</text:p>
        </draw:path>
        <draw:path draw:name="end-event-none 41" draw:style-name="gr41" draw:text-style-name="P6" xml:id="id25" draw:id="id25" draw:layer="Capa4" svg:width="0.749cm" svg:height="0.75cm" svg:x="7.25cm" svg:y="22cm" svg:viewBox="0 0 750 751" svg:d="M750 375c0-207-168-375-374-375-207 0-376 168-376 375s169 376 376 376c206 0 374-169 374-376z">
          <svg:title>end-event-none</svg:title>
          <text:p text:style-name="P5">ak</text:p>
        </draw:path>
        <draw:path draw:name="end-event-none 42" draw:style-name="gr42" draw:text-style-name="P6" xml:id="id28" draw:id="id28" draw:layer="Capa4" svg:width="0.749cm" svg:height="0.75cm" svg:x="8.75cm" svg:y="23.999cm" svg:viewBox="0 0 750 751" svg:d="M750 375c0-207-168-375-374-375-207 0-376 168-376 375s169 376 376 376c206 0 374-169 374-376z">
          <svg:title>end-event-none</svg:title>
          <text:p text:style-name="P5">ah</text:p>
        </draw:path>
        <draw:path draw:name="end-event-none 43" draw:style-name="gr43" draw:text-style-name="P4" xml:id="id27" draw:id="id27" draw:layer="Capa4" svg:width="0.749cm" svg:height="0.75cm" svg:x="3.75cm" svg:y="24cm" svg:viewBox="0 0 750 751" svg:d="M750 375c0-207-168-375-374-375-207 0-376 168-376 375s169 376 376 376c206 0 374-169 374-376z">
          <svg:title>end-event-none</svg:title>
          <text:p text:style-name="P3">o</text:p>
        </draw:path>
        <draw:path draw:name="end-event-none 44" draw:style-name="gr44" draw:text-style-name="P6" xml:id="id44" draw:id="id44" draw:layer="Capa4" svg:width="0.749cm" svg:height="0.75cm" svg:x="0.75cm" svg:y="25.249cm" svg:viewBox="0 0 750 751" svg:d="M750 375c0-207-168-375-374-375-207 0-376 168-376 375s169 376 376 376c206 0 374-169 374-376z">
          <svg:title>end-event-none</svg:title>
          <text:p text:style-name="P5">ao</text:p>
        </draw:path>
        <draw:connector draw:style-name="gr45" draw:text-style-name="P9" draw:layer="Capa4" draw:type="line" svg:x1="5.5cm" svg:y1="1.225cm" svg:x2="9.5cm" svg:y2="2.374cm" draw:start-shape="id1" draw:start-glue-point="1" draw:end-shape="id2" draw:end-glue-point="3" svg:d="M5500 1225l4000 1149" svg:viewBox="0 0 4001 1150">
          <text:p/>
        </draw:connector>
        <draw:connector draw:style-name="gr46" draw:text-style-name="P10" draw:layer="Capa4" draw:type="line" svg:x1="5.125cm" svg:y1="1.601cm" svg:x2="7.125cm" svg:y2="5.249cm" draw:start-shape="id1" draw:end-shape="id3" svg:d="M5125 1601l2000 3648" svg:viewBox="0 0 2001 3649">
          <text:p/>
        </draw:connector>
        <draw:connector draw:style-name="gr46" draw:text-style-name="P10" draw:layer="Capa4" draw:type="line" svg:x1="7.125cm" svg:y1="5.249cm" svg:x2="9.875cm" svg:y2="2.75cm" draw:start-shape="id3" draw:end-shape="id2" svg:d="M7125 5249l2750-2499" svg:viewBox="0 0 2751 2500">
          <text:p/>
        </draw:connector>
        <draw:connector draw:style-name="gr46" draw:text-style-name="P10" draw:layer="Capa4" draw:type="line" svg:x1="7.5cm" svg:y1="5.624cm" svg:x2="10cm" svg:y2="5.374cm" draw:start-shape="id3" draw:end-shape="id4" draw:end-glue-point="3" svg:d="M7500 5624l2500-250" svg:viewBox="0 0 2501 251">
          <text:p/>
        </draw:connector>
        <draw:connector draw:style-name="gr46" draw:text-style-name="P10" draw:layer="Capa4" draw:type="line" svg:x1="10.375cm" svg:y1="4.999cm" svg:x2="11.375cm" svg:y2="4.25cm" draw:start-shape="id4" draw:end-shape="id5" svg:d="M10375 4999l1000-749" svg:viewBox="0 0 1001 750">
          <text:p/>
        </draw:connector>
        <draw:connector draw:style-name="gr46" draw:text-style-name="P10" draw:layer="Capa4" draw:type="line" svg:x1="9.875cm" svg:y1="2.75cm" svg:x2="11.375cm" svg:y2="3.499cm" draw:start-shape="id2" draw:end-shape="id5" svg:d="M9875 2750l1500 749" svg:viewBox="0 0 1501 750">
          <text:p/>
        </draw:connector>
        <draw:connector draw:style-name="gr46" draw:text-style-name="P10" draw:layer="Capa4" draw:type="line" svg:x1="7.125cm" svg:y1="6cm" svg:x2="8.125cm" svg:y2="8.749cm" draw:start-shape="id3" draw:start-glue-point="2" draw:end-shape="id6" svg:d="M7125 6000l1000 2749" svg:viewBox="0 0 1001 2750">
          <text:p/>
        </draw:connector>
        <draw:connector draw:style-name="gr46" draw:text-style-name="P10" draw:layer="Capa4" draw:type="line" svg:x1="8.5cm" svg:y1="9.124cm" svg:x2="11.875cm" svg:y2="9cm" draw:start-shape="id6" draw:start-glue-point="1" draw:end-shape="id7" svg:d="M8500 9124l3375-124" svg:viewBox="0 0 3376 125">
          <text:p/>
        </draw:connector>
        <draw:connector draw:style-name="gr46" draw:text-style-name="P10" draw:layer="Capa4" draw:type="line" svg:x1="7.125cm" svg:y1="6cm" svg:x2="11.875cm" svg:y2="8.249cm" draw:start-shape="id3" draw:end-shape="id7" svg:d="M7125 6000l4750 2249" svg:viewBox="0 0 4751 2250">
          <text:p/>
        </draw:connector>
        <draw:connector draw:style-name="gr46" draw:text-style-name="P10" draw:layer="Capa4" draw:type="line" svg:x1="10.375cm" svg:y1="5.75cm" svg:x2="11.875cm" svg:y2="8.249cm" draw:start-shape="id4" draw:end-shape="id7" svg:d="M10375 5750l1500 2499" svg:viewBox="0 0 1501 2500">
          <text:p/>
        </draw:connector>
        <draw:connector draw:style-name="gr46" draw:text-style-name="P10" draw:layer="Capa4" draw:type="line" svg:x1="7.625cm" svg:y1="10.749cm" svg:x2="8.125cm" svg:y2="9.5cm" draw:start-shape="id8" draw:start-glue-point="0" draw:end-shape="id6" svg:d="M7625 10749l500-1249" svg:viewBox="0 0 501 1250">
          <text:p/>
        </draw:connector>
        <draw:connector draw:style-name="gr46" draw:text-style-name="P10" draw:layer="Capa4" draw:type="line" svg:x1="9.125cm" svg:y1="10.249cm" svg:x2="8.125cm" svg:y2="9.5cm" draw:start-shape="id9" draw:end-shape="id6" svg:d="M9125 10249l-1000-749" svg:viewBox="0 0 1001 750">
          <text:p/>
        </draw:connector>
        <draw:connector draw:style-name="gr46" draw:text-style-name="P10" draw:layer="Capa4" draw:type="line" svg:x1="8cm" svg:y1="11.124cm" svg:x2="9.125cm" svg:y2="11cm" draw:start-shape="id8" draw:start-glue-point="1" draw:end-shape="id9" svg:d="M8000 11124l1125-124" svg:viewBox="0 0 1126 125">
          <text:p/>
        </draw:connector>
        <draw:connector draw:style-name="gr46" draw:text-style-name="P10" draw:layer="Capa4" draw:type="line" svg:x1="6.375cm" svg:y1="12cm" svg:x2="8.125cm" svg:y2="12cm" draw:start-shape="id10" draw:end-shape="id11" svg:d="M6375 12000h1750" svg:viewBox="0 0 1751 1">
          <text:p/>
        </draw:connector>
        <draw:connector draw:style-name="gr46" draw:text-style-name="P10" draw:layer="Capa4" draw:type="line" svg:x1="8.125cm" svg:y1="12cm" svg:x2="7.625cm" svg:y2="11.5cm" draw:start-shape="id11" draw:start-glue-point="0" draw:end-shape="id8" svg:d="M8125 12000l-500-500" svg:viewBox="0 0 501 501">
          <text:p/>
        </draw:connector>
        <draw:connector draw:style-name="gr46" draw:text-style-name="P10" draw:layer="Capa4" draw:type="line" svg:x1="8.125cm" svg:y1="12cm" svg:x2="9.125cm" svg:y2="11cm" draw:start-shape="id11" draw:end-shape="id9" svg:d="M8125 12000l1000-1000" svg:viewBox="0 0 1001 1001">
          <text:p/>
        </draw:connector>
        <draw:connector draw:style-name="gr46" draw:text-style-name="P10" draw:layer="Capa4" draw:type="line" svg:x1="8.125cm" svg:y1="12.751cm" svg:x2="7.875cm" svg:y2="14.749cm" draw:start-shape="id11" draw:start-glue-point="2" draw:end-shape="id12" draw:end-glue-point="0" svg:d="M8125 12751l-250 1998" svg:viewBox="0 0 251 1999">
          <text:p/>
        </draw:connector>
        <draw:connector draw:style-name="gr46" draw:text-style-name="P10" draw:layer="Capa4" draw:type="line" svg:x1="8.125cm" svg:y1="12.751cm" svg:x2="10.125cm" svg:y2="13.999cm" draw:start-shape="id11" draw:end-shape="id13" svg:d="M8125 12751l2000 1248" svg:viewBox="0 0 2001 1249">
          <text:p/>
        </draw:connector>
        <draw:connector draw:style-name="gr46" draw:text-style-name="P10" draw:layer="Capa4" draw:type="line" svg:x1="8.5cm" svg:y1="12.375cm" svg:x2="10.75cm" svg:y2="12.625cm" draw:start-shape="id11" draw:end-shape="id14" svg:d="M8500 12375l2250 250" svg:viewBox="0 0 2251 251">
          <text:p/>
        </draw:connector>
        <draw:connector draw:style-name="gr46" draw:text-style-name="P10" draw:layer="Capa4" draw:type="line" svg:x1="11.125cm" svg:y1="12.25cm" svg:x2="9.125cm" svg:y2="11cm" draw:start-shape="id14" draw:end-shape="id9" svg:d="M11125 12250l-2000-1250" svg:viewBox="0 0 2001 1251">
          <text:p/>
        </draw:connector>
        <draw:connector draw:style-name="gr46" draw:text-style-name="P10" draw:layer="Capa4" draw:type="line" svg:x1="9.5cm" svg:y1="10.624cm" svg:x2="11.875cm" svg:y2="9cm" draw:start-shape="id9" draw:start-glue-point="1" draw:end-shape="id7" svg:d="M9500 10624l2375-1624" svg:viewBox="0 0 2376 1625">
          <text:p/>
        </draw:connector>
        <draw:connector draw:style-name="gr46" draw:text-style-name="P10" draw:layer="Capa4" draw:type="line" svg:x1="11.125cm" svg:y1="12.25cm" svg:x2="11.875cm" svg:y2="9cm" draw:start-shape="id14" draw:start-glue-point="0" draw:end-shape="id7" draw:end-glue-point="2" svg:d="M11125 12250l750-3250" svg:viewBox="0 0 751 3251">
          <text:p/>
        </draw:connector>
        <draw:connector draw:style-name="gr46" draw:text-style-name="P10" draw:layer="Capa4" draw:type="line" svg:x1="12.625cm" svg:y1="12.5cm" svg:x2="11.875cm" svg:y2="9cm" draw:start-shape="id15" draw:start-glue-point="0" draw:end-shape="id7" svg:d="M12625 12500l-750-3500" svg:viewBox="0 0 751 3501">
          <text:p/>
        </draw:connector>
        <draw:connector draw:style-name="gr46" draw:text-style-name="P10" draw:layer="Capa4" draw:type="line" svg:x1="14.875cm" svg:y1="12cm" svg:x2="11.875cm" svg:y2="9cm" draw:start-shape="id16" draw:end-shape="id7" svg:d="M14875 12000l-3000-3000" svg:viewBox="0 0 3001 3001">
          <text:p/>
        </draw:connector>
        <draw:connector draw:style-name="gr46" draw:text-style-name="P10" draw:layer="Capa4" draw:type="line" svg:x1="8.125cm" svg:y1="12.751cm" svg:x2="4.625cm" svg:y2="17cm" draw:start-shape="id11" draw:end-shape="id17" svg:d="M8125 12751l-3500 4249" svg:viewBox="0 0 3501 4250">
          <text:p/>
        </draw:connector>
        <draw:connector draw:style-name="gr46" draw:text-style-name="P10" draw:layer="Capa4" draw:type="line" svg:x1="4.625cm" svg:y1="17cm" svg:x2="7.875cm" svg:y2="15.5cm" draw:start-shape="id17" draw:end-shape="id12" draw:end-glue-point="2" svg:d="M4625 17000l3250-1500" svg:viewBox="0 0 3251 1501">
          <text:p/>
        </draw:connector>
        <draw:connector draw:style-name="gr46" draw:text-style-name="P10" draw:layer="Capa4" draw:type="line" svg:x1="8.25cm" svg:y1="15.124cm" svg:x2="10.125cm" svg:y2="14.75cm" draw:start-shape="id12" draw:start-glue-point="1" draw:end-shape="id13" draw:end-glue-point="2" svg:d="M8250 15124l1875-374" svg:viewBox="0 0 1876 375">
          <text:p/>
        </draw:connector>
        <draw:connector draw:style-name="gr46" draw:text-style-name="P10" draw:layer="Capa4" draw:type="line" svg:x1="10.125cm" svg:y1="13.999cm" svg:x2="11.125cm" svg:y2="13.001cm" draw:start-shape="id13" draw:end-shape="id14" svg:d="M10125 13999l1000-998" svg:viewBox="0 0 1001 999">
          <text:p/>
        </draw:connector>
        <draw:connector draw:style-name="gr46" draw:text-style-name="P10" draw:layer="Capa4" draw:type="line" svg:x1="11.125cm" svg:y1="13.001cm" svg:x2="12.625cm" svg:y2="14.749cm" draw:start-shape="id14" draw:start-glue-point="2" draw:end-shape="id18" svg:d="M11125 13001l1500 1748" svg:viewBox="0 0 1501 1749">
          <text:p/>
        </draw:connector>
        <draw:connector draw:style-name="gr46" draw:text-style-name="P10" draw:layer="Capa4" draw:type="line" svg:x1="12.625cm" svg:y1="13.251cm" svg:x2="12.625cm" svg:y2="14.749cm" draw:start-shape="id15" draw:start-glue-point="2" draw:end-shape="id18" draw:end-glue-point="0" svg:d="M12625 13251v1498" svg:viewBox="0 0 1 1499">
          <text:p/>
        </draw:connector>
        <draw:connector draw:style-name="gr46" draw:text-style-name="P10" draw:layer="Capa4" draw:type="line" svg:x1="13cm" svg:y1="12.875cm" svg:x2="14.875cm" svg:y2="12.751cm" draw:start-shape="id15" draw:end-shape="id16" draw:end-glue-point="2" svg:d="M13000 12875l1875-124" svg:viewBox="0 0 1876 125">
          <text:p/>
        </draw:connector>
        <draw:connector draw:style-name="gr46" draw:text-style-name="P10" draw:layer="Capa4" draw:type="line" svg:x1="14.875cm" svg:y1="12.751cm" svg:x2="12.625cm" svg:y2="14.749cm" draw:start-shape="id16" draw:end-shape="id18" draw:end-glue-point="0" svg:d="M14875 12751l-2250 1998" svg:viewBox="0 0 2251 1999">
          <text:p/>
        </draw:connector>
        <draw:connector draw:style-name="gr46" draw:text-style-name="P10" draw:layer="Capa4" draw:type="line" svg:x1="7.875cm" svg:y1="15.5cm" svg:x2="7.625cm" svg:y2="17.499cm" draw:start-shape="id12" draw:start-glue-point="2" draw:end-shape="id19" svg:d="M7875 15500l-250 1999" svg:viewBox="0 0 251 2000">
          <text:p/>
        </draw:connector>
        <draw:connector draw:style-name="gr46" draw:text-style-name="P10" draw:layer="Capa4" draw:type="line" svg:x1="5cm" svg:y1="17.375cm" svg:x2="7.25cm" svg:y2="17.874cm" draw:start-shape="id17" draw:start-glue-point="1" draw:end-shape="id19" draw:end-glue-point="3" svg:d="M5000 17375l2250 499" svg:viewBox="0 0 2251 500">
          <text:p/>
        </draw:connector>
        <draw:connector draw:style-name="gr46" draw:text-style-name="P10" draw:layer="Capa4" draw:type="line" svg:x1="8cm" svg:y1="17.874cm" svg:x2="9.375cm" svg:y2="17.75cm" draw:start-shape="id19" draw:start-glue-point="1" draw:end-shape="id20" draw:end-glue-point="2" svg:d="M8000 17874l1375-124" svg:viewBox="0 0 1376 125">
          <text:p/>
        </draw:connector>
        <draw:connector draw:style-name="gr46" draw:text-style-name="P10" draw:layer="Capa4" draw:type="line" svg:x1="9.375cm" svg:y1="16.999cm" svg:x2="9.875cm" svg:y2="16.251cm" draw:start-shape="id20" draw:end-shape="id21" svg:d="M9375 16999l500-748" svg:viewBox="0 0 501 749">
          <text:p/>
        </draw:connector>
        <draw:connector draw:style-name="gr46" draw:text-style-name="P10" draw:layer="Capa4" draw:type="line" svg:x1="7.875cm" svg:y1="15.5cm" svg:x2="9.375cm" svg:y2="16.999cm" draw:start-shape="id12" draw:end-shape="id20" svg:d="M7875 15500l1500 1499" svg:viewBox="0 0 1501 1500">
          <text:p/>
        </draw:connector>
        <draw:connector draw:style-name="gr46" draw:text-style-name="P10" draw:layer="Capa4" draw:type="line" svg:x1="9.875cm" svg:y1="16.251cm" svg:x2="11cm" svg:y2="16.874cm" draw:start-shape="id21" draw:end-shape="id22" draw:end-glue-point="3" svg:d="M9875 16251l1125 623" svg:viewBox="0 0 1126 624">
          <text:p/>
        </draw:connector>
        <draw:connector draw:style-name="gr46" draw:text-style-name="P10" draw:layer="Capa4" draw:type="line" svg:x1="11.375cm" svg:y1="16.499cm" svg:x2="10.125cm" svg:y2="14.75cm" draw:start-shape="id22" draw:end-shape="id13" svg:d="M11375 16499l-1250-1749" svg:viewBox="0 0 1251 1750">
          <text:p/>
        </draw:connector>
        <draw:connector draw:style-name="gr46" draw:text-style-name="P10" draw:layer="Capa4" draw:type="line" svg:x1="11.375cm" svg:y1="16.499cm" svg:x2="12.625cm" svg:y2="15.5cm" draw:start-shape="id22" draw:end-shape="id18" svg:d="M11375 16499l1250-999" svg:viewBox="0 0 1251 1000">
          <text:p/>
        </draw:connector>
        <draw:connector draw:style-name="gr46" draw:text-style-name="P10" draw:layer="Capa4" draw:type="line" svg:x1="12.625cm" svg:y1="15.5cm" svg:x2="13.125cm" svg:y2="16.5cm" draw:start-shape="id18" draw:end-shape="id23" svg:d="M12625 15500l500 1000" svg:viewBox="0 0 501 1001">
          <text:p/>
        </draw:connector>
        <draw:connector draw:style-name="gr46" draw:text-style-name="P10" draw:layer="Capa4" draw:type="line" svg:x1="12.75cm" svg:y1="16.875cm" svg:x2="11.75cm" svg:y2="16.874cm" draw:start-shape="id23" draw:end-shape="id22" draw:end-glue-point="1" svg:d="M12750 16875l-1000-1" svg:viewBox="0 0 1001 2">
          <text:p/>
        </draw:connector>
        <draw:connector draw:style-name="gr46" draw:text-style-name="P10" draw:layer="Capa4" draw:type="line" svg:x1="9.375cm" svg:y1="16.999cm" svg:x2="11cm" svg:y2="16.874cm" draw:start-shape="id20" draw:start-glue-point="0" draw:end-shape="id22" draw:end-glue-point="3" svg:d="M9375 16999l1625-125" svg:viewBox="0 0 1626 126">
          <text:p/>
        </draw:connector>
        <draw:connector draw:style-name="gr46" draw:text-style-name="P10" draw:layer="Capa4" draw:type="line" svg:x1="11.375cm" svg:y1="17.25cm" svg:x2="8.875cm" svg:y2="19.25cm" draw:start-shape="id22" draw:end-shape="id24" svg:d="M11375 17250l-2500 2000" svg:viewBox="0 0 2501 2001">
          <text:p/>
        </draw:connector>
        <draw:connector draw:style-name="gr46" draw:text-style-name="P10" draw:layer="Capa4" draw:type="line" svg:x1="8.875cm" svg:y1="19.25cm" svg:x2="9.375cm" svg:y2="17.75cm" draw:start-shape="id24" draw:start-glue-point="0" draw:end-shape="id20" svg:d="M8875 19250l500-1500" svg:viewBox="0 0 501 1501">
          <text:p/>
        </draw:connector>
        <draw:connector draw:style-name="gr46" draw:text-style-name="P10" draw:layer="Capa4" draw:type="line" svg:x1="8.875cm" svg:y1="19.25cm" svg:x2="7.625cm" svg:y2="18.25cm" draw:start-shape="id24" draw:end-shape="id19" svg:d="M8875 19250l-1250-1000" svg:viewBox="0 0 1251 1001">
          <text:p/>
        </draw:connector>
        <draw:connector draw:style-name="gr46" draw:text-style-name="P10" draw:layer="Capa4" draw:type="line" svg:x1="8.875cm" svg:y1="19.25cm" svg:x2="4.625cm" svg:y2="17.751cm" draw:start-shape="id24" draw:end-shape="id17" svg:d="M8875 19250l-4250-1499" svg:viewBox="0 0 4251 1500">
          <text:p/>
        </draw:connector>
        <draw:connector draw:style-name="gr46" draw:text-style-name="P10" draw:layer="Capa4" draw:type="line" svg:x1="8.875cm" svg:y1="20.001cm" svg:x2="7.625cm" svg:y2="22cm" draw:start-shape="id24" draw:start-glue-point="2" draw:end-shape="id25" svg:d="M8875 20001l-1250 1999" svg:viewBox="0 0 1251 2000">
          <text:p/>
        </draw:connector>
        <draw:connector draw:style-name="gr46" draw:text-style-name="P10" draw:layer="Capa4" draw:type="line" svg:x1="8.875cm" svg:y1="20.001cm" svg:x2="9.875cm" svg:y2="21.25cm" draw:start-shape="id24" draw:start-glue-point="2" draw:end-shape="id26" svg:d="M8875 20001l1000 1249" svg:viewBox="0 0 1001 1250">
          <text:p/>
        </draw:connector>
        <draw:connector draw:style-name="gr46" draw:text-style-name="P10" draw:layer="Capa4" draw:type="line" svg:x1="9.875cm" svg:y1="22.001cm" svg:x2="8cm" svg:y2="22.375cm" draw:start-shape="id26" draw:end-shape="id25" draw:end-glue-point="1" svg:d="M9875 22001l-1875 374" svg:viewBox="0 0 1876 375">
          <text:p/>
        </draw:connector>
        <draw:connector draw:style-name="gr46" draw:text-style-name="P10" draw:layer="Capa4" draw:type="line" svg:x1="7.625cm" svg:y1="22.751cm" svg:x2="4.125cm" svg:y2="24cm" draw:start-shape="id25" draw:start-glue-point="2" draw:end-shape="id27" draw:end-glue-point="0" svg:d="M7625 22751l-3500 1249" svg:viewBox="0 0 3501 1250">
          <text:p/>
        </draw:connector>
        <draw:connector draw:style-name="gr46" draw:text-style-name="P10" draw:layer="Capa4" draw:type="line" svg:x1="4.5cm" svg:y1="24.375cm" svg:x2="8.75cm" svg:y2="24.374cm" draw:start-shape="id27" draw:end-shape="id28" draw:end-glue-point="3" svg:d="M4500 24375l4250-1" svg:viewBox="0 0 4251 2">
          <text:p/>
        </draw:connector>
        <draw:connector draw:style-name="gr46" draw:text-style-name="P10" draw:layer="Capa4" draw:type="line" svg:x1="9.125cm" svg:y1="23.999cm" svg:x2="7.625cm" svg:y2="22.751cm" draw:start-shape="id28" draw:start-glue-point="0" draw:end-shape="id25" draw:end-glue-point="2" svg:d="M9125 23999l-1500-1248" svg:viewBox="0 0 1501 1249">
          <text:p/>
        </draw:connector>
        <draw:connector draw:style-name="gr46" draw:text-style-name="P10" draw:layer="Capa4" draw:type="line" svg:x1="9.125cm" svg:y1="23.999cm" svg:x2="9.875cm" svg:y2="22.001cm" draw:start-shape="id28" draw:start-glue-point="0" draw:end-shape="id26" draw:end-glue-point="2" svg:d="M9125 23999l750-1998" svg:viewBox="0 0 751 1999">
          <text:p/>
        </draw:connector>
        <draw:connector draw:style-name="gr46" draw:text-style-name="P10" draw:layer="Capa4" draw:type="line" svg:x1="9.125cm" svg:y1="23.999cm" svg:x2="12.125cm" svg:y2="23.5cm" draw:start-shape="id28" draw:start-glue-point="0" draw:end-shape="id29" draw:end-glue-point="2" svg:d="M9125 23999l3000-499" svg:viewBox="0 0 3001 500">
          <text:p/>
        </draw:connector>
        <draw:connector draw:style-name="gr46" draw:text-style-name="P10" draw:layer="Capa4" draw:type="line" svg:x1="12.125cm" svg:y1="22.749cm" svg:x2="9.875cm" svg:y2="22.001cm" draw:start-shape="id29" draw:end-shape="id26" draw:end-glue-point="2" svg:d="M12125 22749l-2250-748" svg:viewBox="0 0 2251 749">
          <text:p/>
        </draw:connector>
        <draw:connector draw:style-name="gr46" draw:text-style-name="P10" draw:layer="Capa4" draw:type="line" svg:x1="10.25cm" svg:y1="21.625cm" svg:x2="12.625cm" svg:y2="21.501cm" draw:start-shape="id26" draw:end-shape="id30" draw:end-glue-point="2" svg:d="M10250 21625l2375-124" svg:viewBox="0 0 2376 125">
          <text:p/>
        </draw:connector>
        <draw:connector draw:style-name="gr46" draw:text-style-name="P10" draw:layer="Capa4" draw:type="line" svg:x1="12.625cm" svg:y1="20.75cm" svg:x2="11.875cm" svg:y2="19.751cm" draw:start-shape="id30" draw:end-shape="id31" draw:end-glue-point="2" svg:d="M12625 20750l-750-999" svg:viewBox="0 0 751 1000">
          <text:p/>
        </draw:connector>
        <draw:connector draw:style-name="gr46" draw:text-style-name="P10" draw:layer="Capa4" draw:type="line" svg:x1="11.5cm" svg:y1="19.375cm" svg:x2="9.25cm" svg:y2="19.625cm" draw:start-shape="id31" draw:end-shape="id24" draw:end-glue-point="1" svg:d="M11500 19375l-2250 250" svg:viewBox="0 0 2251 251">
          <text:p/>
        </draw:connector>
        <draw:connector draw:style-name="gr46" draw:text-style-name="P10" draw:layer="Capa4" draw:type="line" svg:x1="9.875cm" svg:y1="21.25cm" svg:x2="11.875cm" svg:y2="19.751cm" draw:start-shape="id26" draw:end-shape="id31" svg:d="M9875 21250l2000-1499" svg:viewBox="0 0 2001 1500">
          <text:p/>
        </draw:connector>
        <draw:connector draw:style-name="gr46" draw:text-style-name="P10" draw:layer="Capa4" draw:type="line" svg:x1="11.875cm" svg:y1="19cm" svg:x2="11.375cm" svg:y2="17.25cm" draw:start-shape="id31" draw:end-shape="id22" draw:end-glue-point="2" svg:d="M11875 19000l-500-1750" svg:viewBox="0 0 501 1751">
          <text:p/>
        </draw:connector>
        <draw:connector draw:style-name="gr46" draw:text-style-name="P10" draw:layer="Capa4" draw:type="line" svg:x1="13.125cm" svg:y1="17.251cm" svg:x2="11.875cm" svg:y2="19cm" draw:start-shape="id23" draw:start-glue-point="2" draw:end-shape="id31" draw:end-glue-point="0" svg:d="M13125 17251l-1250 1749" svg:viewBox="0 0 1251 1750">
          <text:p/>
        </draw:connector>
        <draw:connector draw:style-name="gr46" draw:text-style-name="P10" draw:layer="Capa4" draw:type="line" svg:x1="13.125cm" svg:y1="17.251cm" svg:x2="13.375cm" svg:y2="18.999cm" draw:start-shape="id23" draw:start-glue-point="2" draw:end-shape="id32" svg:d="M13125 17251l250 1748" svg:viewBox="0 0 251 1749">
          <text:p/>
        </draw:connector>
        <draw:connector draw:style-name="gr46" draw:text-style-name="P10" draw:layer="Capa4" draw:type="line" svg:x1="13.375cm" svg:y1="18.999cm" svg:x2="14.25cm" svg:y2="17.874cm" draw:start-shape="id32" draw:end-shape="id33" draw:end-glue-point="3" svg:d="M13375 18999l875-1125" svg:viewBox="0 0 876 1126">
          <text:p/>
        </draw:connector>
        <draw:connector draw:style-name="gr46" draw:text-style-name="P10" draw:layer="Capa4" draw:type="line" svg:x1="14.625cm" svg:y1="17.499cm" svg:x2="13.125cm" svg:y2="17.251cm" draw:start-shape="id33" draw:end-shape="id23" draw:end-glue-point="2" svg:d="M14625 17499l-1500-248" svg:viewBox="0 0 1501 249">
          <text:p/>
        </draw:connector>
        <draw:connector draw:style-name="gr46" draw:text-style-name="P10" draw:layer="Capa4" draw:type="line" svg:x1="14.625cm" svg:y1="18.25cm" svg:x2="15.375cm" svg:y2="18.75cm" draw:start-shape="id33" draw:end-shape="id34" svg:d="M14625 18250l750 500" svg:viewBox="0 0 751 501">
          <text:p/>
        </draw:connector>
        <draw:connector draw:style-name="gr46" draw:text-style-name="P10" draw:layer="Capa4" draw:type="line" svg:x1="15cm" svg:y1="19.125cm" svg:x2="13.75cm" svg:y2="19.374cm" draw:start-shape="id34" draw:end-shape="id32" draw:end-glue-point="1" svg:d="M15000 19125l-1250 249" svg:viewBox="0 0 1251 250">
          <text:p/>
        </draw:connector>
        <draw:connector draw:style-name="gr46" draw:text-style-name="P10" draw:layer="Capa4" draw:type="line" svg:x1="13.375cm" svg:y1="19.75cm" svg:x2="12.625cm" svg:y2="20.75cm" draw:start-shape="id32" draw:end-shape="id30" draw:end-glue-point="0" svg:d="M13375 19750l-750 1000" svg:viewBox="0 0 751 1001">
          <text:p/>
        </draw:connector>
        <draw:connector draw:style-name="gr46" draw:text-style-name="P10" draw:layer="Capa4" draw:type="line" svg:x1="12.625cm" svg:y1="21.501cm" svg:x2="14.25cm" svg:y2="21.875cm" draw:start-shape="id30" draw:start-glue-point="2" draw:end-shape="id35" draw:end-glue-point="3" svg:d="M12625 21501l1625 374" svg:viewBox="0 0 1626 375">
          <text:p/>
        </draw:connector>
        <draw:connector draw:style-name="gr46" draw:text-style-name="P10" draw:layer="Capa4" draw:type="line" svg:x1="14.625cm" svg:y1="22.251cm" svg:x2="12.125cm" svg:y2="22.749cm" draw:start-shape="id35" draw:start-glue-point="2" draw:end-shape="id29" draw:end-glue-point="0" svg:d="M14625 22251l-2500 498" svg:viewBox="0 0 2501 499">
          <text:p/>
        </draw:connector>
        <draw:connector draw:style-name="gr46" draw:text-style-name="P10" draw:layer="Capa4" draw:type="line" svg:x1="12.625cm" svg:y1="21.501cm" svg:x2="12.125cm" svg:y2="22.749cm" draw:start-shape="id30" draw:start-glue-point="2" draw:end-shape="id29" svg:d="M12625 21501l-500 1248" svg:viewBox="0 0 501 1249">
          <text:p/>
        </draw:connector>
        <draw:connector draw:style-name="gr46" draw:text-style-name="P10" draw:layer="Capa4" draw:type="line" svg:x1="12.5cm" svg:y1="23.124cm" svg:x2="14cm" svg:y2="23.375cm" draw:start-shape="id29" draw:end-shape="id36" svg:d="M12500 23124l1500 251" svg:viewBox="0 0 1501 252">
          <text:p/>
        </draw:connector>
        <draw:connector draw:style-name="gr46" draw:text-style-name="P10" draw:layer="Capa4" draw:type="line" svg:x1="14.375cm" svg:y1="23cm" svg:x2="14.625cm" svg:y2="22.251cm" draw:start-shape="id36" draw:start-glue-point="0" draw:end-shape="id35" draw:end-glue-point="2" svg:d="M14375 23000l250-749" svg:viewBox="0 0 251 750">
          <text:p/>
        </draw:connector>
        <draw:connector draw:style-name="gr46" draw:text-style-name="P10" draw:layer="Capa4" draw:type="line" svg:x1="14.75cm" svg:y1="23.375cm" svg:x2="16.25cm" svg:y2="23.375cm" draw:start-shape="id36" draw:start-glue-point="1" draw:end-shape="id37" svg:d="M14750 23375h1500" svg:viewBox="0 0 1501 1">
          <text:p/>
        </draw:connector>
        <draw:connector draw:style-name="gr46" draw:text-style-name="P10" draw:layer="Capa4" draw:type="line" svg:x1="16.625cm" svg:y1="23cm" svg:x2="18.125cm" svg:y2="22.251cm" draw:start-shape="id37" draw:start-glue-point="0" draw:end-shape="id38" draw:end-glue-point="2" svg:d="M16625 23000l1500-749" svg:viewBox="0 0 1501 750">
          <text:p/>
        </draw:connector>
        <draw:connector draw:style-name="gr46" draw:text-style-name="P10" draw:layer="Capa4" draw:type="line" svg:x1="17.75cm" svg:y1="21.875cm" svg:x2="15cm" svg:y2="21.875cm" draw:start-shape="id38" draw:start-glue-point="3" draw:end-shape="id35" svg:d="M17750 21875h-2750" svg:viewBox="0 0 2751 1">
          <text:p/>
        </draw:connector>
        <draw:connector draw:style-name="gr46" draw:text-style-name="P10" draw:layer="Capa4" draw:type="line" svg:x1="18.125cm" svg:y1="21.5cm" svg:x2="15.625cm" svg:y2="21.25cm" draw:start-shape="id38" draw:end-shape="id39" draw:end-glue-point="2" svg:d="M18125 21500l-2500-250" svg:viewBox="0 0 2501 251">
          <text:p/>
        </draw:connector>
        <draw:connector draw:style-name="gr46" draw:text-style-name="P10" draw:layer="Capa4" draw:type="line" svg:x1="18.125cm" svg:y1="21.5cm" svg:x2="17.375cm" svg:y2="19.75cm" draw:start-shape="id38" draw:end-shape="id40" svg:d="M18125 21500l-750-1750" svg:viewBox="0 0 751 1751">
          <text:p/>
        </draw:connector>
        <draw:connector draw:style-name="gr46" draw:text-style-name="P10" draw:layer="Capa4" draw:type="line" svg:x1="17.375cm" svg:y1="18.999cm" svg:x2="19.125cm" svg:y2="17.501cm" draw:start-shape="id40" draw:end-shape="id41" svg:d="M17375 18999l1750-1498" svg:viewBox="0 0 1751 1499">
          <text:p/>
        </draw:connector>
        <draw:connector draw:style-name="gr46" draw:text-style-name="P10" draw:layer="Capa4" draw:type="line" svg:x1="19.125cm" svg:y1="16.75cm" svg:x2="18.625cm" svg:y2="15.001cm" draw:start-shape="id41" draw:start-glue-point="0" draw:end-shape="id42" draw:end-glue-point="2" svg:d="M19125 16750l-500-1749" svg:viewBox="0 0 501 1750">
          <text:p/>
        </draw:connector>
        <draw:connector draw:style-name="gr46" draw:text-style-name="P10" draw:layer="Capa4" draw:type="line" svg:x1="18.625cm" svg:y1="15.001cm" svg:x2="16.25cm" svg:y2="16.375cm" draw:start-shape="id42" draw:end-shape="id43" draw:end-glue-point="1" svg:d="M18625 15001l-2375 1374" svg:viewBox="0 0 2376 1375">
          <text:p/>
        </draw:connector>
        <draw:connector draw:style-name="gr46" draw:text-style-name="P10" draw:layer="Capa4" draw:type="line" svg:x1="16.25cm" svg:y1="16.375cm" svg:x2="19.125cm" svg:y2="16.75cm" draw:start-shape="id43" draw:start-glue-point="1" draw:end-shape="id41" svg:d="M16250 16375l2875 375" svg:viewBox="0 0 2876 376">
          <text:p/>
        </draw:connector>
        <draw:connector draw:style-name="gr46" draw:text-style-name="P10" draw:layer="Capa4" draw:type="line" svg:x1="15.875cm" svg:y1="16.751cm" svg:x2="17.375cm" svg:y2="18.999cm" draw:start-shape="id43" draw:end-shape="id40" svg:d="M15875 16751l1500 2248" svg:viewBox="0 0 1501 2249">
          <text:p/>
        </draw:connector>
        <draw:connector draw:style-name="gr46" draw:text-style-name="P10" draw:layer="Capa4" draw:type="line" svg:x1="17cm" svg:y1="19.374cm" svg:x2="15.75cm" svg:y2="19.125cm" draw:start-shape="id40" draw:start-glue-point="3" draw:end-shape="id34" draw:end-glue-point="1" svg:d="M17000 19374l-1250-249" svg:viewBox="0 0 1251 250">
          <text:p/>
        </draw:connector>
        <draw:connector draw:style-name="gr46" draw:text-style-name="P10" draw:layer="Capa4" draw:type="line" svg:x1="15.375cm" svg:y1="18.75cm" svg:x2="15.875cm" svg:y2="16.751cm" draw:start-shape="id34" draw:start-glue-point="0" draw:end-shape="id43" svg:d="M15375 18750l500-1999" svg:viewBox="0 0 501 2000">
          <text:p/>
        </draw:connector>
        <draw:connector draw:style-name="gr46" draw:text-style-name="P10" draw:layer="Capa4" draw:type="line" svg:x1="15.875cm" svg:y1="16.751cm" svg:x2="14.625cm" svg:y2="17.499cm" draw:start-shape="id43" draw:end-shape="id33" svg:d="M15875 16751l-1250 748" svg:viewBox="0 0 1251 749">
          <text:p/>
        </draw:connector>
        <draw:connector draw:style-name="gr46" draw:text-style-name="P10" draw:layer="Capa4" draw:type="line" svg:x1="13.5cm" svg:y1="16.875cm" svg:x2="15.875cm" svg:y2="16.751cm" draw:start-shape="id23" draw:start-glue-point="1" draw:end-shape="id43" svg:d="M13500 16875l2375-124" svg:viewBox="0 0 2376 125">
          <text:p/>
        </draw:connector>
        <draw:connector draw:style-name="gr46" draw:text-style-name="P10" draw:layer="Capa4" draw:type="line" svg:x1="13.375cm" svg:y1="19.75cm" svg:x2="15.625cm" svg:y2="20.499cm" draw:start-shape="id32" draw:end-shape="id39" svg:d="M13375 19750l2250 749" svg:viewBox="0 0 2251 750">
          <text:p/>
        </draw:connector>
        <draw:connector draw:style-name="gr46" draw:text-style-name="P10" draw:layer="Capa4" draw:type="line" svg:x1="15.625cm" svg:y1="20.499cm" svg:x2="15.375cm" svg:y2="19.501cm" draw:start-shape="id39" draw:start-glue-point="0" draw:end-shape="id34" svg:d="M15625 20499l-250-998" svg:viewBox="0 0 251 999">
          <text:p/>
        </draw:connector>
        <draw:connector draw:style-name="gr46" draw:text-style-name="P10" draw:layer="Capa4" draw:type="line" svg:x1="15.625cm" svg:y1="20.499cm" svg:x2="17.375cm" svg:y2="19.75cm" draw:start-shape="id39" draw:start-glue-point="0" draw:end-shape="id40" svg:d="M15625 20499l1750-749" svg:viewBox="0 0 1751 750">
          <text:p/>
        </draw:connector>
        <draw:connector draw:style-name="gr46" draw:text-style-name="P10" draw:layer="Capa4" draw:type="line" svg:x1="12.25cm" svg:y1="19.375cm" svg:x2="13cm" svg:y2="19.374cm" draw:start-shape="id31" draw:end-shape="id32" svg:d="M12250 19375l750-1" svg:viewBox="0 0 751 2">
          <text:p/>
        </draw:connector>
        <draw:connector draw:style-name="gr46" draw:text-style-name="P10" draw:layer="Capa4" draw:type="line" svg:x1="15.875cm" svg:y1="16cm" svg:x2="14.875cm" svg:y2="12.751cm" draw:start-shape="id43" draw:end-shape="id16" svg:d="M15875 16000l-1000-3249" svg:viewBox="0 0 1001 3250">
          <text:p/>
        </draw:connector>
        <draw:connector draw:style-name="gr46" draw:text-style-name="P10" draw:layer="Capa4" draw:type="line" svg:x1="14.875cm" svg:y1="12.751cm" svg:x2="18.25cm" svg:y2="14.625cm" draw:start-shape="id16" draw:end-shape="id42" draw:end-glue-point="3" svg:d="M14875 12751l3375 1874" svg:viewBox="0 0 3376 1875">
          <text:p/>
        </draw:connector>
        <draw:connector draw:style-name="gr46" draw:text-style-name="P10" draw:layer="Capa4" draw:type="line" svg:x1="9.875cm" svg:y1="15.5cm" svg:x2="10.125cm" svg:y2="14.75cm" draw:start-shape="id21" draw:end-shape="id13" draw:end-glue-point="2" svg:d="M9875 15500l250-750" svg:viewBox="0 0 251 751">
          <text:p/>
        </draw:connector>
        <draw:connector draw:style-name="gr46" draw:text-style-name="P10" draw:layer="Capa4" draw:type="line" svg:x1="1.125cm" svg:y1="25.249cm" svg:x2="3.75cm" svg:y2="24.375cm" draw:start-shape="id44" draw:start-glue-point="0" draw:end-shape="id27" draw:end-glue-point="3" svg:d="M1125 25249l2625-874" svg:viewBox="0 0 2626 875">
          <text:p/>
        </draw:connector>
        <draw:frame draw:style-name="gr47" draw:text-style-name="P12" draw:layer="Capa4" svg:width="0.934cm" svg:height="0.683cm" svg:x="7.316cm" svg:y="1.317cm">
          <draw:text-box>
            <text:p text:style-name="P11">25</text:p>
          </draw:text-box>
        </draw:frame>
        <draw:frame draw:style-name="gr47" draw:text-style-name="P12" draw:layer="Capa4" svg:width="0.934cm" svg:height="0.683cm" svg:x="8.066cm" svg:y="3.25cm">
          <draw:text-box>
            <text:p text:style-name="P11">14</text:p>
          </draw:text-box>
        </draw:frame>
        <draw:frame draw:style-name="gr47" draw:text-style-name="P12" draw:layer="Capa4" svg:width="0.934cm" svg:height="0.683cm" svg:x="10.566cm" svg:y="2.567cm">
          <draw:text-box>
            <text:p text:style-name="P11">56</text:p>
          </draw:text-box>
        </draw:frame>
        <draw:frame draw:style-name="gr47" draw:text-style-name="P12" draw:layer="Capa4" svg:width="0.934cm" svg:height="0.683cm" svg:x="5.066cm" svg:y="2.817cm">
          <draw:text-box>
            <text:p text:style-name="P11">22</text:p>
          </draw:text-box>
        </draw:frame>
        <draw:frame draw:style-name="gr47" draw:text-style-name="P12" draw:layer="Capa4" svg:width="0.934cm" svg:height="0.683cm" svg:x="10.75cm" svg:y="4.5cm">
          <draw:text-box>
            <text:p text:style-name="P11">35</text:p>
          </draw:text-box>
        </draw:frame>
        <draw:frame draw:style-name="gr47" draw:text-style-name="P12" draw:layer="Capa4" svg:width="0.934cm" svg:height="0.683cm" svg:x="8.5cm" svg:y="4.917cm">
          <draw:text-box>
            <text:p text:style-name="P11">35</text:p>
          </draw:text-box>
        </draw:frame>
        <draw:frame draw:style-name="gr47" draw:text-style-name="P12" draw:layer="Capa4" svg:width="0.934cm" svg:height="0.683cm" svg:x="7cm" svg:y="7.5cm">
          <draw:text-box>
            <text:p text:style-name="P11">25</text:p>
          </draw:text-box>
        </draw:frame>
        <draw:frame draw:style-name="gr47" draw:text-style-name="P12" draw:layer="Capa4" svg:width="0.934cm" svg:height="0.683cm" svg:x="8.816cm" svg:y="6.567cm">
          <draw:text-box>
            <text:p text:style-name="P11">15</text:p>
          </draw:text-box>
        </draw:frame>
        <draw:frame draw:style-name="gr47" draw:text-style-name="P12" draw:layer="Capa4" svg:width="0.934cm" svg:height="0.683cm" svg:x="10.816cm" svg:y="6.5cm">
          <draw:text-box>
            <text:p text:style-name="P11">63</text:p>
          </draw:text-box>
        </draw:frame>
        <draw:frame draw:style-name="gr47" draw:text-style-name="P12" draw:layer="Capa4" svg:width="0.934cm" svg:height="0.683cm" svg:x="9.5cm" svg:y="8.6cm">
          <draw:text-box>
            <text:p text:style-name="P11">73</text:p>
          </draw:text-box>
        </draw:frame>
        <draw:frame draw:style-name="gr47" draw:text-style-name="P12" draw:layer="Capa4" svg:width="0.934cm" svg:height="0.683cm" svg:x="7.066cm" svg:y="9.75cm">
          <draw:text-box>
            <text:p text:style-name="P11">74</text:p>
          </draw:text-box>
        </draw:frame>
        <draw:frame draw:style-name="gr47" draw:text-style-name="P12" draw:layer="Capa4" svg:width="0.934cm" svg:height="0.683cm" svg:x="8.316cm" svg:y="9.317cm">
          <draw:text-box>
            <text:p text:style-name="P11">23</text:p>
          </draw:text-box>
        </draw:frame>
        <draw:frame draw:style-name="gr47" draw:text-style-name="P12" draw:layer="Capa4" svg:width="0.934cm" svg:height="0.683cm" svg:x="8cm" svg:y="10.567cm">
          <draw:text-box>
            <text:p text:style-name="P11">25</text:p>
          </draw:text-box>
        </draw:frame>
        <draw:frame draw:style-name="gr47" draw:text-style-name="P12" draw:layer="Capa4" svg:width="0.718cm" svg:height="0.683cm" svg:x="6.816cm" svg:y="11.5cm">
          <draw:text-box>
            <text:p text:style-name="P11">5</text:p>
          </draw:text-box>
        </draw:frame>
        <draw:frame draw:style-name="gr47" draw:text-style-name="P12" draw:layer="Capa4" svg:width="0.934cm" svg:height="0.683cm" svg:x="9.066cm" svg:y="12cm">
          <draw:text-box>
            <text:p text:style-name="P11">53</text:p>
          </draw:text-box>
        </draw:frame>
        <draw:frame draw:style-name="gr47" draw:text-style-name="P12" draw:layer="Capa4" svg:width="0.718cm" svg:height="0.683cm" svg:x="7.566cm" svg:y="11.25cm">
          <draw:text-box>
            <text:p text:style-name="P11">2</text:p>
          </draw:text-box>
        </draw:frame>
        <draw:frame draw:style-name="gr47" draw:text-style-name="P12" draw:layer="Capa4" svg:width="0.934cm" svg:height="0.683cm" svg:x="8.316cm" svg:y="11.25cm">
          <draw:text-box>
            <text:p text:style-name="P11">85</text:p>
          </draw:text-box>
        </draw:frame>
        <draw:frame draw:style-name="gr47" draw:text-style-name="P12" draw:layer="Capa4" svg:width="0.934cm" svg:height="0.683cm" svg:x="9.5cm" svg:y="11cm">
          <draw:text-box>
            <text:p text:style-name="P11">64</text:p>
          </draw:text-box>
        </draw:frame>
        <draw:frame draw:style-name="gr47" draw:text-style-name="P12" draw:layer="Capa4" svg:width="0.934cm" svg:height="0.683cm" svg:x="10cm" svg:y="9.817cm">
          <draw:text-box>
            <text:p text:style-name="P11">42</text:p>
          </draw:text-box>
        </draw:frame>
        <draw:frame draw:style-name="gr47" draw:text-style-name="P12" draw:layer="Capa4" svg:width="0.718cm" svg:height="0.683cm" svg:x="10.766cm" svg:y="10.567cm">
          <draw:text-box>
            <text:p text:style-name="P11">5</text:p>
          </draw:text-box>
        </draw:frame>
        <draw:frame draw:style-name="gr47" draw:text-style-name="P12" draw:layer="Capa4" svg:width="0.718cm" svg:height="0.683cm" svg:x="12cm" svg:y="10.25cm">
          <draw:text-box>
            <text:p text:style-name="P11">8</text:p>
          </draw:text-box>
        </draw:frame>
        <draw:frame draw:style-name="gr47" draw:text-style-name="P12" draw:layer="Capa4" svg:width="0.934cm" svg:height="0.683cm" svg:x="13.066cm" svg:y="10cm">
          <draw:text-box>
            <text:p text:style-name="P11">53</text:p>
          </draw:text-box>
        </draw:frame>
        <draw:frame draw:style-name="gr47" draw:text-style-name="P12" draw:layer="Capa4" svg:width="0.934cm" svg:height="0.683cm" svg:x="8.566cm" svg:y="13.25cm">
          <draw:text-box>
            <text:p text:style-name="P11">64</text:p>
          </draw:text-box>
        </draw:frame>
        <draw:frame draw:style-name="gr47" draw:text-style-name="P12" draw:layer="Capa4" svg:width="0.934cm" svg:height="0.683cm" svg:x="6cm" svg:y="14cm">
          <draw:text-box>
            <text:p text:style-name="P11">64</text:p>
          </draw:text-box>
        </draw:frame>
        <draw:frame draw:style-name="gr47" draw:text-style-name="P12" draw:layer="Capa4" svg:width="0.718cm" svg:height="0.683cm" svg:x="6.316cm" svg:y="16cm">
          <draw:text-box>
            <text:p text:style-name="P11">3</text:p>
          </draw:text-box>
        </draw:frame>
        <draw:frame draw:style-name="gr47" draw:text-style-name="P12" draw:layer="Capa4" svg:width="0.718cm" svg:height="0.683cm" svg:x="8.316cm" svg:y="14.317cm">
          <draw:text-box>
            <text:p text:style-name="P11">5</text:p>
          </draw:text-box>
        </draw:frame>
        <draw:frame draw:style-name="gr47" draw:text-style-name="P12" draw:layer="Capa4" svg:width="0.934cm" svg:height="0.683cm" svg:x="9.25cm" svg:y="14.75cm">
          <draw:text-box>
            <text:p text:style-name="P11">25</text:p>
          </draw:text-box>
        </draw:frame>
        <draw:frame draw:style-name="gr47" draw:text-style-name="P12" draw:layer="Capa4" svg:width="0.718cm" svg:height="0.683cm" svg:x="9cm" svg:y="16.067cm">
          <draw:text-box>
            <text:p text:style-name="P11">5</text:p>
          </draw:text-box>
        </draw:frame>
        <draw:frame draw:style-name="gr47" draw:text-style-name="P12" draw:layer="Capa4" svg:width="0.718cm" svg:height="0.683cm" svg:x="8cm" svg:y="16cm">
          <draw:text-box>
            <text:p text:style-name="P11">7</text:p>
          </draw:text-box>
        </draw:frame>
        <draw:frame draw:style-name="gr47" draw:text-style-name="P12" draw:layer="Capa4" svg:width="0.934cm" svg:height="0.683cm" svg:x="7.5cm" svg:y="16.817cm">
          <draw:text-box>
            <text:p text:style-name="P11">13</text:p>
          </draw:text-box>
        </draw:frame>
        <draw:frame draw:style-name="gr47" draw:text-style-name="P12" draw:layer="Capa4" svg:width="0.718cm" svg:height="0.683cm" svg:x="8.066cm" svg:y="17.75cm">
          <draw:text-box>
            <text:p text:style-name="P11">2</text:p>
          </draw:text-box>
        </draw:frame>
        <draw:frame draw:style-name="gr47" draw:text-style-name="P12" draw:layer="Capa4" svg:width="0.934cm" svg:height="0.683cm" svg:x="9cm" svg:y="17.75cm">
          <draw:text-box>
            <text:p text:style-name="P11">25</text:p>
          </draw:text-box>
        </draw:frame>
        <draw:frame draw:style-name="gr47" draw:text-style-name="P12" draw:layer="Capa4" svg:width="0.718cm" svg:height="0.683cm" svg:x="10cm" svg:y="18.25cm">
          <draw:text-box>
            <text:p text:style-name="P11">3</text:p>
          </draw:text-box>
        </draw:frame>
        <draw:frame draw:style-name="gr47" draw:text-style-name="P12" draw:layer="Capa4" svg:width="0.934cm" svg:height="0.683cm" svg:x="10.066cm" svg:y="16.067cm">
          <draw:text-box>
            <text:p text:style-name="P11">25</text:p>
          </draw:text-box>
        </draw:frame>
        <draw:frame draw:style-name="gr47" draw:text-style-name="P12" draw:layer="Capa4" svg:width="0.934cm" svg:height="0.683cm" svg:x="9.75cm" svg:y="16.817cm">
          <draw:text-box>
            <text:p text:style-name="P11">25</text:p>
          </draw:text-box>
        </draw:frame>
        <draw:frame draw:style-name="gr47" draw:text-style-name="P12" draw:layer="Capa4" svg:width="0.934cm" svg:height="0.683cm" svg:x="6cm" svg:y="17.25cm">
          <draw:text-box>
            <text:p text:style-name="P11">65</text:p>
          </draw:text-box>
        </draw:frame>
        <draw:frame draw:style-name="gr47" draw:text-style-name="P12" draw:layer="Capa4" svg:width="0.934cm" svg:height="0.683cm" svg:x="6.066cm" svg:y="18.5cm">
          <draw:text-box>
            <text:p text:style-name="P11">18</text:p>
          </draw:text-box>
        </draw:frame>
        <draw:frame draw:style-name="gr47" draw:text-style-name="P12" draw:layer="Capa4" svg:width="0.934cm" svg:height="0.683cm" svg:x="10.316cm" svg:y="13.317cm">
          <draw:text-box>
            <text:p text:style-name="P11">98</text:p>
          </draw:text-box>
        </draw:frame>
        <draw:frame draw:style-name="gr47" draw:text-style-name="P12" draw:layer="Capa4" svg:width="0.718cm" svg:height="0.683cm" svg:x="11.5cm" svg:y="13.317cm">
          <draw:text-box>
            <text:p text:style-name="P11">2</text:p>
          </draw:text-box>
        </draw:frame>
        <draw:frame draw:style-name="gr47" draw:text-style-name="P12" draw:layer="Capa4" svg:width="0.934cm" svg:height="0.683cm" svg:x="12.5cm" svg:y="13.317cm">
          <draw:text-box>
            <text:p text:style-name="P11">54</text:p>
          </draw:text-box>
        </draw:frame>
        <draw:frame draw:style-name="gr47" draw:text-style-name="P12" draw:layer="Capa4" svg:width="0.934cm" svg:height="0.683cm" svg:x="13.25cm" svg:y="12.317cm">
          <draw:text-box>
            <text:p text:style-name="P11">55</text:p>
          </draw:text-box>
        </draw:frame>
        <draw:frame draw:style-name="gr47" draw:text-style-name="P12" draw:layer="Capa4" svg:width="0.718cm" svg:height="0.683cm" svg:x="16.5cm" svg:y="13.317cm">
          <draw:text-box>
            <text:p text:style-name="P11">5</text:p>
          </draw:text-box>
        </draw:frame>
        <draw:frame draw:style-name="gr47" draw:text-style-name="P12" draw:layer="Capa4" svg:width="0.934cm" svg:height="0.683cm" svg:x="15.25cm" svg:y="14.25cm">
          <draw:text-box>
            <text:p text:style-name="P11">64</text:p>
          </draw:text-box>
        </draw:frame>
        <draw:frame draw:style-name="gr47" draw:text-style-name="P12" draw:layer="Capa4" svg:width="0.908cm" svg:height="0.683cm" svg:x="11.566cm" svg:y="15.5cm">
          <draw:text-box>
            <text:p text:style-name="P11">11</text:p>
          </draw:text-box>
        </draw:frame>
        <draw:frame draw:style-name="gr47" draw:text-style-name="P12" draw:layer="Capa4" svg:width="0.718cm" svg:height="0.683cm" svg:x="10.5cm" svg:y="15cm">
          <draw:text-box>
            <text:p text:style-name="P11">9</text:p>
          </draw:text-box>
        </draw:frame>
        <draw:frame draw:style-name="gr47" draw:text-style-name="P12" draw:layer="Capa4" svg:width="0.934cm" svg:height="0.683cm" svg:x="12.75cm" svg:y="15.567cm">
          <draw:text-box>
            <text:p text:style-name="P11">12</text:p>
          </draw:text-box>
        </draw:frame>
        <draw:frame draw:style-name="gr47" draw:text-style-name="P12" draw:layer="Capa4" svg:width="0.718cm" svg:height="0.683cm" svg:x="11.75cm" svg:y="16.75cm">
          <draw:text-box>
            <text:p text:style-name="P11">7</text:p>
          </draw:text-box>
        </draw:frame>
        <draw:frame draw:style-name="gr47" draw:text-style-name="P12" draw:layer="Capa4" svg:width="0.934cm" svg:height="0.683cm" svg:x="11.316cm" svg:y="17.5cm">
          <draw:text-box>
            <text:p text:style-name="P11">15</text:p>
          </draw:text-box>
        </draw:frame>
        <draw:frame draw:style-name="gr47" draw:text-style-name="P12" draw:layer="Capa4" svg:width="0.718cm" svg:height="0.683cm" svg:x="12.266cm" svg:y="18.067cm">
          <draw:text-box>
            <text:p text:style-name="P11">8</text:p>
          </draw:text-box>
        </draw:frame>
        <draw:frame draw:style-name="gr47" draw:text-style-name="P12" draw:layer="Capa4" svg:width="0.934cm" svg:height="0.683cm" svg:x="14.066cm" svg:y="16.317cm">
          <draw:text-box>
            <text:p text:style-name="P11">25</text:p>
          </draw:text-box>
        </draw:frame>
        <draw:frame draw:style-name="gr47" draw:text-style-name="P12" draw:layer="Capa4" svg:width="0.934cm" svg:height="0.683cm" svg:x="13.316cm" svg:y="16.817cm">
          <draw:text-box>
            <text:p text:style-name="P11">10</text:p>
          </draw:text-box>
        </draw:frame>
        <draw:frame draw:style-name="gr47" draw:text-style-name="P12" draw:layer="Capa4" svg:width="0.718cm" svg:height="0.683cm" svg:x="14.316cm" svg:y="16.817cm">
          <draw:text-box>
            <text:p text:style-name="P11">9</text:p>
          </draw:text-box>
        </draw:frame>
        <draw:frame draw:style-name="gr47" draw:text-style-name="P12" draw:layer="Capa4" svg:width="1.124cm" svg:height="0.683cm" svg:x="17cm" svg:y="15.067cm">
          <draw:text-box>
            <text:p text:style-name="P11">116</text:p>
          </draw:text-box>
        </draw:frame>
        <draw:frame draw:style-name="gr47" draw:text-style-name="P12" draw:layer="Capa4" svg:width="0.934cm" svg:height="0.683cm" svg:x="18.75cm" svg:y="15.567cm">
          <draw:text-box>
            <text:p text:style-name="P11">15</text:p>
          </draw:text-box>
        </draw:frame>
        <draw:frame draw:style-name="gr47" draw:text-style-name="P12" draw:layer="Capa4" svg:width="0.934cm" svg:height="0.683cm" svg:x="17.25cm" svg:y="16.067cm">
          <draw:text-box>
            <text:p text:style-name="P11">64</text:p>
          </draw:text-box>
        </draw:frame>
        <draw:frame draw:style-name="gr47" draw:text-style-name="P12" draw:layer="Capa4" svg:width="0.934cm" svg:height="0.683cm" svg:x="15.5cm" svg:y="17.817cm">
          <draw:text-box>
            <text:p text:style-name="P11">25</text:p>
          </draw:text-box>
        </draw:frame>
        <draw:frame draw:style-name="gr47" draw:text-style-name="P12" draw:layer="Capa4" svg:width="0.934cm" svg:height="0.683cm" svg:x="14.316cm" svg:y="18.25cm">
          <draw:text-box>
            <text:p text:style-name="P11">25</text:p>
          </draw:text-box>
        </draw:frame>
        <draw:frame draw:style-name="gr47" draw:text-style-name="P12" draw:layer="Capa4" svg:width="0.934cm" svg:height="0.683cm" svg:x="13cm" svg:y="17.567cm">
          <draw:text-box>
            <text:p text:style-name="P11">25</text:p>
          </draw:text-box>
        </draw:frame>
        <draw:frame draw:style-name="gr47" draw:text-style-name="P12" draw:layer="Capa4" svg:width="0.908cm" svg:height="0.683cm" svg:x="13.5cm" svg:y="18.25cm">
          <draw:text-box>
            <text:p text:style-name="P11">11</text:p>
          </draw:text-box>
        </draw:frame>
        <draw:frame draw:style-name="gr47" draw:text-style-name="P12" draw:layer="Capa4" svg:width="0.934cm" svg:height="0.683cm" svg:x="16.5cm" svg:y="17.567cm">
          <draw:text-box>
            <text:p text:style-name="P11">10</text:p>
          </draw:text-box>
        </draw:frame>
        <draw:frame draw:style-name="gr47" draw:text-style-name="P12" draw:layer="Capa4" svg:width="0.934cm" svg:height="0.683cm" svg:x="18cm" svg:y="18.067cm">
          <draw:text-box>
            <text:p text:style-name="P11">45</text:p>
          </draw:text-box>
        </draw:frame>
        <draw:frame draw:style-name="gr47" draw:text-style-name="P12" draw:layer="Capa4" svg:width="0.718cm" svg:height="0.683cm" svg:x="15.816cm" svg:y="18.75cm">
          <draw:text-box>
            <text:p text:style-name="P11">5</text:p>
          </draw:text-box>
        </draw:frame>
        <draw:frame draw:style-name="gr47" draw:text-style-name="P12" draw:layer="Capa4" svg:width="0.718cm" svg:height="0.683cm" svg:x="16.25cm" svg:y="20cm">
          <draw:text-box>
            <text:p text:style-name="P11">2</text:p>
          </draw:text-box>
        </draw:frame>
        <draw:frame draw:style-name="gr47" draw:text-style-name="P12" draw:layer="Capa4" svg:width="0.718cm" svg:height="0.683cm" svg:x="14cm" svg:y="18.817cm">
          <draw:text-box>
            <text:p text:style-name="P11">1</text:p>
          </draw:text-box>
        </draw:frame>
        <draw:frame draw:style-name="gr47" draw:text-style-name="P12" draw:layer="Capa4" svg:width="0.718cm" svg:height="0.683cm" svg:x="9.816cm" svg:y="19.067cm">
          <draw:text-box>
            <text:p text:style-name="P11">2</text:p>
          </draw:text-box>
        </draw:frame>
        <draw:frame draw:style-name="gr47" draw:text-style-name="P12" draw:layer="Capa4" svg:width="0.934cm" svg:height="0.683cm" svg:x="9.066cm" svg:y="20cm">
          <draw:text-box>
            <text:p text:style-name="P11">42</text:p>
          </draw:text-box>
        </draw:frame>
        <draw:frame draw:style-name="gr47" draw:text-style-name="P12" draw:layer="Capa4" svg:width="0.934cm" svg:height="0.683cm" svg:x="7.5cm" svg:y="20.317cm">
          <draw:text-box>
            <text:p text:style-name="P11">25</text:p>
          </draw:text-box>
        </draw:frame>
        <draw:frame draw:style-name="gr47" draw:text-style-name="P12" draw:layer="Capa4" svg:width="0.934cm" svg:height="0.683cm" svg:x="8.5cm" svg:y="21.567cm">
          <draw:text-box>
            <text:p text:style-name="P11">13</text:p>
          </draw:text-box>
        </draw:frame>
        <draw:frame draw:style-name="gr47" draw:text-style-name="P12" draw:layer="Capa4" svg:width="0.934cm" svg:height="0.683cm" svg:x="2cm" svg:y="24.25cm">
          <draw:text-box>
            <text:p text:style-name="P11">32</text:p>
          </draw:text-box>
        </draw:frame>
        <draw:frame draw:style-name="gr47" draw:text-style-name="P12" draw:layer="Capa4" svg:width="0.934cm" svg:height="0.683cm" svg:x="5.316cm" svg:y="22.75cm">
          <draw:text-box>
            <text:p text:style-name="P11">13</text:p>
          </draw:text-box>
        </draw:frame>
        <draw:frame draw:style-name="gr47" draw:text-style-name="P12" draw:layer="Capa4" svg:width="0.934cm" svg:height="0.683cm" svg:x="6.25cm" svg:y="23.817cm">
          <draw:text-box>
            <text:p text:style-name="P11">12</text:p>
          </draw:text-box>
        </draw:frame>
        <draw:frame draw:style-name="gr47" draw:text-style-name="P12" draw:layer="Capa4" svg:width="0.908cm" svg:height="0.683cm" svg:x="8cm" svg:y="22.817cm">
          <draw:text-box>
            <text:p text:style-name="P11">11</text:p>
          </draw:text-box>
        </draw:frame>
        <draw:frame draw:style-name="gr47" draw:text-style-name="P12" draw:layer="Capa4" svg:width="0.934cm" svg:height="0.683cm" svg:x="9.316cm" svg:y="22.567cm">
          <draw:text-box>
            <text:p text:style-name="P11">16</text:p>
          </draw:text-box>
        </draw:frame>
        <draw:frame draw:style-name="gr47" draw:text-style-name="P12" draw:layer="Capa4" svg:width="0.934cm" svg:height="0.683cm" svg:x="10.566cm" svg:y="20.317cm">
          <draw:text-box>
            <text:p text:style-name="P11">25</text:p>
          </draw:text-box>
        </draw:frame>
        <draw:frame draw:style-name="gr47" draw:text-style-name="P12" draw:layer="Capa4" svg:width="0.934cm" svg:height="0.683cm" svg:x="11.566cm" svg:y="20cm">
          <draw:text-box>
            <text:p text:style-name="P11">15</text:p>
          </draw:text-box>
        </draw:frame>
        <draw:frame draw:style-name="gr47" draw:text-style-name="P12" draw:layer="Capa4" svg:width="0.718cm" svg:height="0.683cm" svg:x="12.75cm" svg:y="20.067cm">
          <draw:text-box>
            <text:p text:style-name="P11">7</text:p>
          </draw:text-box>
        </draw:frame>
        <draw:frame draw:style-name="gr47" draw:text-style-name="P12" draw:layer="Capa4" svg:width="0.934cm" svg:height="0.683cm" svg:x="12.066cm" svg:y="19.25cm">
          <draw:text-box>
            <text:p text:style-name="P11">64</text:p>
          </draw:text-box>
        </draw:frame>
        <draw:frame draw:style-name="gr47" draw:text-style-name="P12" draw:layer="Capa4" svg:width="0.934cm" svg:height="0.683cm" svg:x="11.066cm" svg:y="20.817cm">
          <draw:text-box>
            <text:p text:style-name="P11">12</text:p>
          </draw:text-box>
        </draw:frame>
        <draw:frame draw:style-name="gr47" draw:text-style-name="P12" draw:layer="Capa4" svg:width="0.934cm" svg:height="0.683cm" svg:x="10.566cm" svg:y="21.817cm">
          <draw:text-box>
            <text:p text:style-name="P11">25</text:p>
          </draw:text-box>
        </draw:frame>
        <draw:frame draw:style-name="gr47" draw:text-style-name="P12" draw:layer="Capa4" svg:width="0.718cm" svg:height="0.683cm" svg:x="10.25cm" svg:y="23.75cm">
          <draw:text-box>
            <text:p text:style-name="P11">7</text:p>
          </draw:text-box>
        </draw:frame>
        <draw:frame draw:style-name="gr47" draw:text-style-name="P12" draw:layer="Capa4" svg:width="0.934cm" svg:height="0.683cm" svg:x="12.816cm" svg:y="22.067cm">
          <draw:text-box>
            <text:p text:style-name="P11">32</text:p>
          </draw:text-box>
        </draw:frame>
        <draw:frame draw:style-name="gr47" draw:text-style-name="P12" draw:layer="Capa4" svg:width="0.718cm" svg:height="0.683cm" svg:x="12.816cm" svg:y="22.75cm">
          <draw:text-box>
            <text:p text:style-name="P11">1</text:p>
          </draw:text-box>
        </draw:frame>
        <draw:frame draw:style-name="gr47" draw:text-style-name="P12" draw:layer="Capa4" svg:width="0.934cm" svg:height="0.683cm" svg:x="13.066cm" svg:y="21.25cm">
          <draw:text-box>
            <text:p text:style-name="P11">13</text:p>
          </draw:text-box>
        </draw:frame>
        <draw:frame draw:style-name="gr47" draw:text-style-name="P12" draw:layer="Capa4" svg:width="0.718cm" svg:height="0.683cm" svg:x="15.25cm" svg:y="22.817cm">
          <draw:text-box>
            <text:p text:style-name="P11">8</text:p>
          </draw:text-box>
        </draw:frame>
        <draw:frame draw:style-name="gr47" draw:text-style-name="P12" draw:layer="Capa4" svg:width="0.934cm" svg:height="0.683cm" svg:x="17cm" svg:y="22.567cm">
          <draw:text-box>
            <text:p text:style-name="P11">14</text:p>
          </draw:text-box>
        </draw:frame>
        <draw:frame draw:style-name="gr47" draw:text-style-name="P12" draw:layer="Capa4" svg:width="0.718cm" svg:height="0.683cm" svg:x="15.816cm" svg:y="21.817cm">
          <draw:text-box>
            <text:p text:style-name="P11">9</text:p>
          </draw:text-box>
        </draw:frame>
        <draw:frame draw:style-name="gr47" draw:text-style-name="P12" draw:layer="Capa4" svg:width="0.718cm" svg:height="0.683cm" svg:x="16.25cm" svg:y="20.817cm">
          <draw:text-box>
            <text:p text:style-name="P11">3</text:p>
          </draw:text-box>
        </draw:frame>
        <draw:frame draw:style-name="gr47" draw:text-style-name="P12" draw:layer="Capa4" svg:width="0.934cm" svg:height="0.683cm" svg:x="17.5cm" svg:y="20.5cm">
          <draw:text-box>
            <text:p text:style-name="P11">53</text:p>
          </draw:text-box>
        </draw:frame>
        <draw:frame draw:style-name="gr47" draw:text-style-name="P12" draw:layer="Capa4" svg:width="0.934cm" svg:height="0.683cm" svg:x="13.816cm" svg:y="19.567cm">
          <draw:text-box>
            <text:p text:style-name="P11">15</text:p>
          </draw:text-box>
        </draw:frame>
        <draw:frame draw:style-name="gr47" draw:text-style-name="P12" draw:layer="Capa4" svg:width="0.718cm" svg:height="0.683cm" svg:x="15.25cm" svg:y="19.567cm">
          <draw:text-box>
            <text:p text:style-name="P11">7</text:p>
          </draw:text-box>
        </draw:frame>
        <draw:frame draw:style-name="gr47" draw:text-style-name="P12" draw:layer="Capa4" svg:width="0.934cm" svg:height="0.683cm" svg:x="7.816cm" svg:y="18.25cm">
          <draw:text-box>
            <text:p text:style-name="P11">16</text:p>
          </draw:text-box>
        </draw:frame>
        <draw:frame draw:style-name="gr47" draw:text-style-name="P12" draw:layer="Capa4" svg:width="0.934cm" svg:height="0.683cm" svg:x="13.45cm" svg:y="13.567cm">
          <draw:text-box>
            <text:p text:style-name="P11">4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pa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1T06:51:26.386102917</meta:creation-date>
    <dc:date>2022-02-21T07:53:38.392024968</dc:date>
    <meta:editing-duration>PT25M27S</meta:editing-duration>
    <meta:editing-cycles>4</meta:editing-cycles>
    <meta:generator>LibreOffice/7.2.5.1$Linux_X86_64 LibreOffice_project/20$Build-1</meta:generator>
    <meta:document-statistic meta:object-count="231"/>
  </office:meta>
</office:document-meta>
</file>